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286FDB2AAF7E45CEBF4.png" manifest:media-type="image/png"/>
  <manifest:file-entry manifest:full-path="Pictures/100000000000039F0000014DEBAA764CC9898302.png" manifest:media-type="image/png"/>
  <manifest:file-entry manifest:full-path="Pictures/100000000000091700000517AE62F9C5112FB23B.png" manifest:media-type="image/png"/>
  <manifest:file-entry manifest:full-path="Pictures/10000000000005AA000003DD56689A99BF7EBFF6.png" manifest:media-type="image/png"/>
  <manifest:file-entry manifest:full-path="Pictures/10000000000004F30000014D325A8F4B1635CE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c34" officeooo:paragraph-rsid="00113c3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e1ff" officeooo:paragraph-rsid="0012e1ff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2e1ff" officeooo:paragraph-rsid="0012e1f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e1ff" officeooo:paragraph-rsid="0012e1ff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421e4" officeooo:paragraph-rsid="001421e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57cm, 14.919cm, 1.499cm, 12.2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x="0.714cm" svg:y="11.58cm" svg:width="17cm" svg:height="12.681cm" draw:z-index="0"><draw:image xlink:href="Pictures/100000000000036200000286FDB2AAF7E45CEBF4.png" xlink:type="simple" xlink:show="embed" xlink:actuate="onLoad"/></draw:frame><draw:frame draw:style-name="fr2" draw:name="Image2" text:anchor-type="paragraph" svg:width="17cm" svg:height="9.518cm" draw:z-index="1"><draw:image xlink:href="Pictures/100000000000091700000517AE62F9C5112FB23B.png" xlink:type="simple" xlink:show="embed" xlink:actuate="onLoad"/></draw:frame></text:p>
      <text:p text:style-name="P3"><draw:frame draw:style-name="fr3" draw:name="Image3" text:anchor-type="paragraph" svg:x="0.815cm" svg:y="0.979cm" svg:width="4.946cm" svg:height="8.865cm" draw:z-index="2"><draw:image xlink:href="Pictures/10000000000005AA000003DD56689A99BF7EBFF6.png" xlink:type="simple" xlink:show="embed" xlink:actuate="onLoad"/></draw:frame>Finder Relais 36.11.9.0005.401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width="17cm" svg:height="4.468cm" draw:z-index="3"><draw:image xlink:href="Pictures/10000000000004F30000014D325A8F4B1635CEC6.png" xlink:type="simple" xlink:show="embed" xlink:actuate="onLoad"/></draw:frame></text:p>
      <text:p text:style-name="P5">Damit geht das Flashen definitiv!</text:p>
      <text:p text:style-name="P2"><draw:frame draw:style-name="fr4" draw:name="Image5" text:anchor-type="paragraph" svg:width="17cm" svg:height="6.107cm" draw:z-index="4"><draw:image xlink:href="Pictures/100000000000039F0000014DEBAA764CC98983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7:09:29.794000000</meta:creation-date>
    <dc:date>2016-08-15T18:01:15.705000000</dc:date>
    <meta:editing-duration>PT6M32S</meta:editing-duration>
    <meta:editing-cycles>4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2" meta:word-count="8" meta:character-count="64" meta:non-whitespace-character-count="58"/>
  </office:meta>
</office:document-meta>
</file>